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9pt"/>
    </style:style>
    <style:style style:name="co3" style:family="table-column">
      <style:table-column-properties fo:break-before="auto" style:column-width="63.84pt"/>
    </style:style>
    <style:style style:name="co4" style:family="table-column">
      <style:table-column-properties fo:break-before="auto" style:column-width="27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1c1c1c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mite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Bandag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Heals 10 HP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olf Abilita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Grants a temporary increase in sens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Fox Abilita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Grants a temporary increase in speed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t Abilita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Grants a temporary increase in agility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inx Abilita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Grants a temporary increase in percep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otion base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Can be mixed with elements to create variouse effects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anter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ghts up the dark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Na powder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Harvested from mines or saltbats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Brkn. Tracker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A broken tracker of some sort, it needs a new A2-X chip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GT. Track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 device that tracks God Tekk material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2-X chip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A very handy chip for electronic devices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table:number-columns-repeated="102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03:53:31.621000000</meta:creation-date>
    <dc:date>2020-06-02T04:22:14.787000000</dc:date>
    <meta:editing-duration>PT16M48S</meta:editing-duration>
    <meta:editing-cycles>5</meta:editing-cycles>
    <meta:generator>LibreOffice/6.3.0.4$Windows_X86_64 LibreOffice_project/057fc023c990d676a43019934386b85b21a9ee99</meta:generator>
    <meta:document-statistic meta:table-count="1" meta:cell-count="76" meta:object-count="0"/>
  </office:meta>
</office:document-meta>
</file>